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a6875" officeooo:paragraph-rsid="002a6875"/>
    </style:style>
    <style:style style:name="T1" style:family="text">
      <style:text-properties officeooo:rsid="002bb2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tch and summarize<text:span text:style-name="T1"> https://www.youtube.com/watch?v=Xg9ihH15Uto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5T21:57:06.895744505</dc:date>
    <meta:editing-duration>PT4H24M31S</meta:editing-duration>
    <meta:editing-cycles>17</meta:editing-cycles>
    <meta:document-statistic meta:table-count="0" meta:image-count="0" meta:object-count="0" meta:page-count="1" meta:paragraph-count="1" meta:word-count="4" meta:character-count="63" meta:non-whitespace-character-count="60"/>
  </office:meta>
</office:document-meta>
</file>